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left="0cm" fo:margin-right="0cm" fo:text-indent="1.323cm" style:auto-text-indent="false"/>
    </style:style>
    <style:style style:name="P3" style:family="paragraph" style:parent-style-name="List_20_Paragraph" style:master-page-name="Standard">
      <style:paragraph-properties style:page-number="auto"/>
    </style:style>
    <style:style style:name="P4" style:family="paragraph" style:parent-style-name="List_20_Paragraph" style:list-style-name="WWNum5"/>
    <style:style style:name="P5" style:family="paragraph" style:parent-style-name="List_20_Paragraph" style:list-style-name="WWNum6">
      <style:paragraph-properties fo:margin-left="0cm" fo:margin-right="0cm" fo:text-indent="0cm" style:auto-text-indent="false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en" fo:country="US"/>
    </style:style>
    <style:style style:name="T3" style:family="text">
      <style:text-properties style:text-position="super 58%"/>
    </style:style>
    <style:style style:name="T4" style:family="text">
      <style:text-properties style:text-position="super 58%" fo:language="en" fo:country="US"/>
    </style:style>
    <style:style style:name="T5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JO PRÁCTICO DE ELECTROQUÍMICA</text:p>
      <text:p text:style-name="Standard"/>
      <text:list xml:id="list4511651992703425715" text:style-name="WWNum5">
        <text:list-item>
          <text:p text:style-name="P4">Diseñar el proceso redox, y escribir las ecuaciones balanceadas de la celda galvánica</text:p>
        </text:list-item>
      </text:list>
      <text:list xml:id="list5209460582210699251" text:style-name="WWNum6">
        <text:list-header>
          <text:p text:style-name="P5"><text:span text:style-name="T5"><text:s text:c="15"/>Utilizando Sn</text:span><text:span text:style-name="T4">+2</text:span><text:span text:style-name="T2">(ac)</text:span><text:span text:style-name="T5">/Sn</text:span><text:span text:style-name="T4">+4</text:span><text:span text:style-name="T5"> ll Ag</text:span><text:span text:style-name="T4">+</text:span><text:span text:style-name="T5"> / Ag</text:span><text:span text:style-name="T2">(s)</text:span></text:p>
        </text:list-header>
      </text:list>
      <text:p text:style-name="P1"/>
      <text:p text:style-name="Standard"><text:s text:c="8"/>2- <text:s text:c="2"/>Buscar 2 ejemplos prácticos de utilización de este proceso para la protección de la <text:s text:c="3"/></text:p>
      <text:p text:style-name="Standard"><text:s text:c="16"/>corrosión, embellecimiento de objetos, etc. Explicar el proceso elegido y justificar su <text:s text:c="3"/></text:p>
      <text:p text:style-name="Standard"><text:s text:c="15"/>utilización.</text:p>
      <text:p text:style-name="P2"/>
      <text:p text:style-name="Standard"/>
      <text:p text:style-name="Standard"><text:s text:c="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A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7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0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3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89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16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0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97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uni</meta:initial-creator>
    <meta:editing-cycles>2</meta:editing-cycles>
    <meta:creation-date>2021-05-28T16:25:00</meta:creation-date>
    <dc:date>2023-06-07T17:34:20.38</dc:date>
    <meta:editing-duration>P0D</meta:editing-duration>
    <meta:generator>OpenOffice/4.1.11$Win32 OpenOffice.org_project/4111m1$Build-9808</meta:generator>
    <meta:document-statistic meta:table-count="0" meta:image-count="0" meta:object-count="0" meta:page-count="1" meta:paragraph-count="7" meta:word-count="52" meta:character-count="4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